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49cm" fo:min-width="23.01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3.019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37cm" fo:min-width="23.019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37cm" fo:min-width="23.019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37cm" fo:min-width="23.019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37cm" fo:min-width="23.019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7.268cm" fo:min-width="23.019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7.268cm" fo:min-width="23.019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291cm" fo:min-width="23.019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713cm" fo:min-width="23.0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6cm" fo:min-width="23.019cm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-title">
      <style:graphic-properties fo:min-height="3.939cm"/>
    </style:style>
    <style:style style:name="pr4" style:family="presentation" style:parent-style-name="Impress-title">
      <style:graphic-properties fo:min-height="2.706cm"/>
    </style:style>
    <style:style style:name="pr5" style:family="presentation" style:parent-style-name="Impress-title">
      <style:graphic-properties fo:min-height="2.84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text-properties fo:font-size="48pt" fo:font-weight="bold" style:font-size-asian="48pt" style:font-weight-asian="bold" style:font-size-complex="48pt" style:font-weight-complex="bol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22pt" style:font-size-complex="22pt"/>
    </style:style>
    <style:style style:name="T5" style:family="text">
      <style:text-properties fo:font-size="18pt" fo:font-weight="bold" style:font-size-asian="22pt" style:font-weight-asian="bold" style:font-size-complex="22pt" style:font-weight-complex="bold"/>
    </style:style>
    <style:style style:name="T6" style:family="text">
      <style:text-properties fo:font-size="48pt" fo:font-weight="bold" style:font-size-asian="48pt" style:font-weight-asian="bold" style:font-size-complex="48pt" style:font-weight-complex="bold"/>
    </style:style>
    <style:style style:name="T7" style:family="text">
      <style:text-properties fo:font-size="18pt" fo:font-weight="normal" style:font-size-asian="22pt" style:font-weight-asian="normal" style:font-size-complex="22pt" style:font-weight-complex="normal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Impress" presentation:presentation-page-layout-name="AL1T0" presentation:use-date-time-name="dtd1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Menulis skripsi dengan libreoffice</text:p>
          </draw:text-box>
        </draw:frame>
        <draw:frame draw:style-name="gr1" draw:text-style-name="P1" draw:layer="layout" svg:width="19.4cm" svg:height="0.962cm" svg:x="2cm" svg:y="16.2cm">
          <draw:text-box>
            <text:p>Kuriyanto Adi Saputro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4cm" svg:height="3.939cm" svg:x="2.1cm" svg:y="1.371cm" presentation:class="title" presentation:user-transformed="true">
          <draw:text-box>
            <text:p><text:span text:style-name="T1">Pembahasan Workshop </text:span><text:span text:style-name="T1"><text:line-break/></text:span><text:span text:style-name="T1">Libreoffice</text:span></text:p>
          </draw:text-box>
        </draw:frame>
        <draw:frame draw:style-name="gr3" draw:text-style-name="P4" draw:layer="layout" svg:width="23.519cm" svg:height="9.799cm" svg:x="2.481cm" svg:y="7.201cm">
          <draw:text-box>
            <text:p><text:span text:style-name="T2">1. Pembuatan penomoran</text:span></text:p>
            <text:p><text:span text:style-name="T2"><text:tab/></text:span><text:span text:style-name="T2">- Penomoran romawi</text:span></text:p>
            <text:p><text:span text:style-name="T2"><text:tab/></text:span><text:span text:style-name="T2">- Penomoran arab</text:span></text:p>
            <text:p><text:span text:style-name="T2"/></text:p>
            <text:p><text:span text:style-name="T2">2. Penomoran di mulai angka yang di tentukan</text:span></text:p>
            <text:p><text:span text:style-name="T2"/></text:p>
            <text:p><text:span text:style-name="T2">3. Penomoran yang di pisah (Penomoran arab dan romawi)</text:span></text:p>
            <text:p><text:span text:style-name="T2"/></text:p>
            <text:p><text:span text:style-name="T2">4. Penomoran yang di pisah (Posisi atas bawah)</text:span></text:p>
            <text:p><text:span text:style-name="T2"/></text:p>
            <text:p><text:span text:style-name="T2">5. Pemformatan paragra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4cm" svg:height="2.706cm" svg:x="2.1cm" svg:y="1.8cm" presentation:class="title" presentation:user-transformed="true">
          <draw:text-box>
            <text:p><text:span text:style-name="T1">Penomoran Romawi </text:span></text:p>
          </draw:text-box>
        </draw:frame>
        <draw:frame draw:style-name="gr4" draw:text-style-name="P1" draw:layer="layout" svg:width="23.519cm" svg:height="1.987cm" svg:x="1.8cm" svg:y="6.193cm">
          <draw:text-box>
            <text:p><text:span text:style-name="T3">Untuk penomoran romawi dengan cara : </text:span></text:p>
            <text:p><text:span text:style-name="T2">Style</text:span><text:span text:style-name="T3"> </text:span><text:span text:style-name="T2">and</text:span><text:span text:style-name="T3"> </text:span><text:span text:style-name="T2">Formating</text:span><text:span text:style-name="T3"> &gt;</text:span><text:span text:style-name="T2"> Page Styles </text:span><text:span text:style-name="T3">&gt; </text:span><text:span text:style-name="T2">New</text:span><text:span text:style-name="T3"> &gt; </text:span><text:span text:style-name="T2">Organizer</text:span><text:span text:style-name="T3"> </text:span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4cm" svg:height="2.706cm" svg:x="2.1cm" svg:y="1.8cm" presentation:class="title" presentation:user-transformed="true">
          <draw:text-box>
            <text:p><text:span text:style-name="T1">Penomoran Romawi </text:span></text:p>
          </draw:text-box>
        </draw:frame>
        <draw:frame draw:style-name="gr4" draw:text-style-name="P1" draw:layer="layout" svg:width="23.519cm" svg:height="1.987cm" svg:x="1.8cm" svg:y="6.193cm">
          <draw:text-box>
            <text:p text:style-name="P5"><text:span text:style-name="T3">Untuk penomoran romawi dengan cara : </text:span></text:p>
            <text:p><text:span text:style-name="T3"><text:s/></text:span><text:span text:style-name="T3">&gt;</text:span><text:span text:style-name="T2"> Page </text:span><text:span text:style-name="T3">&gt; </text:span><text:span text:style-name="T2">Format</text:span><text:span text:style-name="T3"> &gt; </text:span><text:span text:style-name="T2">i, ii, iii . . .</text:span><text:span text:style-name="T3"> <text:s/></text:span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4cm" svg:height="2.706cm" svg:x="2.1cm" svg:y="1.8cm" presentation:class="title" presentation:user-transformed="true">
          <draw:text-box>
            <text:p><text:span text:style-name="T1">Penomoran Romawi </text:span></text:p>
          </draw:text-box>
        </draw:frame>
        <draw:frame draw:style-name="gr5" draw:text-style-name="P6" draw:layer="layout" svg:width="23.519cm" svg:height="1.987cm" svg:x="1.8cm" svg:y="6.193cm">
          <draw:text-box>
            <text:p text:style-name="P5"><text:span text:style-name="T3">Untuk penomoran Romawi dengan cara : </text:span></text:p>
            <text:p text:style-name="P5"><text:span text:style-name="T3"><text:s/></text:span><text:span text:style-name="T3">&gt;</text:span><text:span text:style-name="T2"> Footer </text:span><text:span text:style-name="T3">&gt; </text:span><text:span text:style-name="T2">Footer </text:span><text:span text:style-name="T3"><text:s/>&gt; </text:span><text:span text:style-name="T2">(ceklis)</text:span><text:span text:style-name="T3">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4cm" svg:height="2.706cm" svg:x="2.1cm" svg:y="1.8cm" presentation:class="title" presentation:user-transformed="true">
          <draw:text-box>
            <text:p><text:span text:style-name="T1">Penomoran Arab </text:span></text:p>
          </draw:text-box>
        </draw:frame>
        <draw:frame draw:style-name="gr4" draw:text-style-name="P1" draw:layer="layout" svg:width="23.519cm" svg:height="1.987cm" svg:x="1.8cm" svg:y="6.193cm">
          <draw:text-box>
            <text:p text:style-name="P5"><text:span text:style-name="T3">Untuk penomoran Arab dengan cara : </text:span></text:p>
            <text:p text:style-name="P5"><text:span text:style-name="T2">Style</text:span><text:span text:style-name="T3"> </text:span><text:span text:style-name="T2">and</text:span><text:span text:style-name="T3"> </text:span><text:span text:style-name="T2">Formating</text:span><text:span text:style-name="T3"> &gt;</text:span><text:span text:style-name="T2"> Page Styles </text:span><text:span text:style-name="T3">&gt; </text:span><text:span text:style-name="T2">New</text:span><text:span text:style-name="T3"> &gt; </text:span><text:span text:style-name="T2">Organizer</text:span><text:span text:style-name="T3"> </text:span><text:span text:style-name="T4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4cm" svg:height="2.706cm" svg:x="2.1cm" svg:y="1.8cm" presentation:class="title" presentation:user-transformed="true">
          <draw:text-box>
            <text:p><text:span text:style-name="T1">Penomoran Arab </text:span></text:p>
          </draw:text-box>
        </draw:frame>
        <draw:frame draw:style-name="gr6" draw:text-style-name="P6" draw:layer="layout" svg:width="23.519cm" svg:height="1.987cm" svg:x="1.8cm" svg:y="6.193cm">
          <draw:text-box>
            <text:p text:style-name="P5"><text:span text:style-name="T3">Untuk penomoran Arab dengan cara : </text:span></text:p>
            <text:p text:style-name="P5"><text:span text:style-name="T3"><text:s/></text:span><text:span text:style-name="T3">&gt;</text:span><text:span text:style-name="T2"> Page </text:span><text:span text:style-name="T3">&gt; </text:span><text:span text:style-name="T2">Format</text:span><text:span text:style-name="T3"> &gt; </text:span><text:span text:style-name="T2">1, 2, 3 <text:s/>. . . </text:span><text:span text:style-name="T5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4cm" svg:height="2.706cm" svg:x="2.1cm" svg:y="1.8cm" presentation:class="title" presentation:user-transformed="true">
          <draw:text-box>
            <text:p><text:span text:style-name="T1">Penomoran Arab </text:span></text:p>
          </draw:text-box>
        </draw:frame>
        <draw:frame draw:style-name="gr7" draw:text-style-name="P6" draw:layer="layout" svg:width="23.519cm" svg:height="1.987cm" svg:x="1.8cm" svg:y="6.193cm">
          <draw:text-box>
            <text:p text:style-name="P5"><text:span text:style-name="T3">Untuk penomoran Arab dengan cara : </text:span></text:p>
            <text:p text:style-name="P5"><text:span text:style-name="T3"><text:s/></text:span><text:span text:style-name="T3">&gt;</text:span><text:span text:style-name="T2"> Footer </text:span><text:span text:style-name="T3">&gt; </text:span><text:span text:style-name="T2">Footer </text:span><text:span text:style-name="T3"><text:s/>&gt; </text:span><text:span text:style-name="T2">(ceklis)</text:span><text:span text:style-name="T3">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 presentation:use-date-time-name="dtd1">
        <office:forms form:automatic-focus="false" form:apply-design-mode="false"/>
        <draw:frame presentation:style-name="pr3" draw:text-style-name="P8" draw:layer="layout" svg:width="25.5cm" svg:height="3.939cm" svg:x="2.1cm" svg:y="1.184cm" presentation:class="title" presentation:user-transformed="true">
          <draw:text-box>
            <text:p><text:span text:style-name="T6">Penomoran yang di tentukan</text:span></text:p>
          </draw:text-box>
        </draw:frame>
        <draw:frame draw:style-name="gr8" draw:text-style-name="P6" draw:layer="layout" svg:width="23.519cm" svg:height="1.987cm" svg:x="1.8cm" svg:y="6.193cm">
          <draw:text-box>
            <text:p text:style-name="P5"><text:span text:style-name="T3">Untuk penomoran yang di tentukan dengan cara : </text:span></text:p>
            <text:p text:style-name="P5"><text:span text:style-name="T5">Format &gt; Title Page &gt; <text:s/>Set Page Number for first title pa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 presentation:use-date-time-name="dtd1">
        <office:forms form:automatic-focus="false" form:apply-design-mode="false"/>
        <draw:frame presentation:style-name="pr3" draw:text-style-name="P8" draw:layer="layout" svg:width="25.5cm" svg:height="3.939cm" svg:x="2.1cm" svg:y="1.184cm" presentation:class="title" presentation:user-transformed="true">
          <draw:text-box>
            <text:p><text:span text:style-name="T6">Penomoran arab romawi 1 dokumen</text:span></text:p>
          </draw:text-box>
        </draw:frame>
        <draw:frame draw:style-name="gr9" draw:text-style-name="P6" draw:layer="layout" svg:width="23.519cm" svg:height="7.518cm" svg:x="1.8cm" svg:y="6.193cm">
          <draw:text-box>
            <text:p text:style-name="P5"><text:span text:style-name="T2">Untuk penomoran arab dan romawi dengan cara : </text:span></text:p>
            <text:p text:style-name="P5"><text:span text:style-name="T5"/></text:p>
            <text:p text:style-name="P5"><text:span text:style-name="T5">Buat 2 Page Style </text:span></text:p>
            <text:p text:style-name="P5"><text:span text:style-name="T7"><text:tab/></text:span><text:span text:style-name="T7">- Halaman arab</text:span></text:p>
            <text:p text:style-name="P5"><text:span text:style-name="T7"><text:tab/></text:span><text:span text:style-name="T7">- Halaman romawi</text:span></text:p>
            <text:p text:style-name="P5"><text:span text:style-name="T5"/></text:p>
            <text:p text:style-name="P5"><text:span text:style-name="T5">Tulis dokumen lakukan Page Break</text:span></text:p>
            <text:p text:style-name="P5"><text:span text:style-name="T5"><text:tab/></text:span><text:span text:style-name="T7">- Page pada batasan antara arab dan romawi</text:span></text:p>
            <text:p text:style-name="P5"><text:span text:style-name="T7"><text:tab/></text:span><text:span text:style-name="T7">- Pilih Page Style halaman berikut nya</text:span></text:p>
            <text:p text:style-name="P5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 presentation:use-date-time-name="dtd1">
        <office:forms form:automatic-focus="false" form:apply-design-mode="false"/>
        <draw:frame presentation:style-name="pr3" draw:text-style-name="P8" draw:layer="layout" svg:width="25.5cm" svg:height="3.939cm" svg:x="2.1cm" svg:y="1.184cm" presentation:class="title" presentation:user-transformed="true">
          <draw:text-box>
            <text:p><text:span text:style-name="T6">Penomoran atas &amp; bawah 1 dokumen</text:span></text:p>
          </draw:text-box>
        </draw:frame>
        <draw:frame draw:style-name="gr10" draw:text-style-name="P6" draw:layer="layout" svg:width="23.519cm" svg:height="7.518cm" svg:x="1.8cm" svg:y="6.193cm">
          <draw:text-box>
            <text:p text:style-name="P5"><text:span text:style-name="T2">Untuk penomoran atas dan bawah dengan cara : </text:span></text:p>
            <text:p text:style-name="P5"><text:span text:style-name="T5"/></text:p>
            <text:p text:style-name="P5"><text:span text:style-name="T5">Buat 2 Page Style </text:span></text:p>
            <text:p text:style-name="P5"><text:span text:style-name="T7"><text:tab/></text:span><text:span text:style-name="T7">- Halaman atas</text:span></text:p>
            <text:p text:style-name="P5"><text:span text:style-name="T7"><text:tab/></text:span><text:span text:style-name="T7">- Halaman bawah</text:span></text:p>
            <text:p text:style-name="P5"><text:span text:style-name="T5"/></text:p>
            <text:p text:style-name="P5"><text:span text:style-name="T5">Tulis dokumen lakukan Page Break</text:span></text:p>
            <text:p text:style-name="P5"><text:span text:style-name="T5"><text:tab/></text:span><text:span text:style-name="T7">- Page pada batasan antara atas dan bawah</text:span></text:p>
            <text:p text:style-name="P5"><text:span text:style-name="T7"><text:tab/></text:span><text:span text:style-name="T7">- Pilih Page Style halaman berikut nya</text:span></text:p>
            <text:p text:style-name="P5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2T1" presentation:use-date-time-name="dtd1">
        <office:forms form:automatic-focus="false" form:apply-design-mode="false"/>
        <draw:frame presentation:style-name="pr3" draw:text-style-name="P8" draw:layer="layout" svg:width="25.5cm" svg:height="3.939cm" svg:x="2.1cm" svg:y="1.184cm" presentation:class="title" presentation:user-transformed="true">
          <draw:text-box>
            <text:p><text:span text:style-name="T6">Pemformatan paragraf</text:span></text:p>
          </draw:text-box>
        </draw:frame>
        <draw:frame draw:style-name="gr11" draw:text-style-name="P6" draw:layer="layout" svg:width="23.519cm" svg:height="2.541cm" svg:x="1.8cm" svg:y="6.193cm">
          <draw:text-box>
            <text:p text:style-name="P5"><text:span text:style-name="T2">Untuk Paragraf dengan cara : </text:span></text:p>
            <text:p text:style-name="P5"><text:span text:style-name="T5"/></text:p>
            <text:p text:style-name="P5"><text:span text:style-name="T5">Sytle &gt; Paragraf &gt; New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2T1" presentation:use-date-time-name="dtd1">
        <office:forms form:automatic-focus="false" form:apply-design-mode="false"/>
        <draw:frame presentation:style-name="pr3" draw:text-style-name="P8" draw:layer="layout" svg:width="25.5cm" svg:height="3.939cm" svg:x="2.1cm" svg:y="1.184cm" presentation:class="title" presentation:user-transformed="true">
          <draw:text-box>
            <text:p><text:span text:style-name="T6">Pemformatan paragraf</text:span></text:p>
          </draw:text-box>
        </draw:frame>
        <draw:frame draw:style-name="gr12" draw:text-style-name="P6" draw:layer="layout" svg:width="23.519cm" svg:height="3.963cm" svg:x="1.8cm" svg:y="6.193cm">
          <draw:text-box>
            <text:p text:style-name="P5"><text:span text:style-name="T2">Untuk Paragraf dengan cara : </text:span></text:p>
            <text:p text:style-name="P5"><text:span text:style-name="T5"/></text:p>
            <text:p text:style-name="P5"><text:span text:style-name="T5">&gt; Organizer <text:s/>&gt; (sesuaikan dengan format yang di inginkan)</text:span></text:p>
            <text:p text:style-name="P5"><text:span text:style-name="T5"/></text:p>
            <text:p text:style-name="P5"><text:span text:style-name="T7">Lalu klik 2x pada format yang sudah di bua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4cm" svg:height="2.845cm" svg:x="2.1cm" svg:y="0.538cm" presentation:class="title" presentation:user-transformed="true">
          <draw:text-box>
            <text:p><text:span text:style-name="T8">Sumber </text:span></text:p>
          </draw:text-box>
        </draw:frame>
        <draw:frame draw:style-name="gr13" draw:text-style-name="P1" draw:layer="layout" svg:width="23.519cm" svg:height="3.566cm" svg:x="2.4cm" svg:y="3.6cm">
          <draw:text-box>
            <text:list text:style-name="L2">
              <text:list-item>
                <text:p><text:span text:style-name="T3">Sokibi 2018 Menulis Buku dengan Libreoffice Istana Media</text:span><text:span text:style-name="T3"><text:line-break/></text:span><text:span text:style-name="T3"/></text:p>
              </text:list-item>
              <text:list-item>
                <text:p><text:span text:style-name="T3"><text:a xlink:href="https://melonkuning.wordpress.com/category/libreoffice/" xlink:type="simple">https://melonkuning.wordpress.com/category/libreoffice/</text:a>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si" style:family="graphic" style:parent-style-name="title1">
      <style:graphic-properties draw:stroke-dash="Dashed_20__28_var_29__20_4" svg:stroke-color="#3465a4" draw:fill="solid" draw:fill-color="#008080" draw:fill-gradient-name="Gradient_20_2" draw:fill-hatch-name="Hatching_20_1" draw:fill-image-name="Bitmap_20_1" draw:shadow-offset-x="0.203cm" draw:shadow-offset-y="0.203cm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4pt"/>
    </style:style>
    <style:style style:name="MP8" style:family="paragraph">
      <loext:graphic-properties draw:fill="none" draw:fill-color="#ffffff"/>
      <style:text-properties fo:font-size="14pt"/>
    </style:style>
    <style:style style:name="MP9" style:family="paragraph">
      <style:paragraph-properties fo:text-align="center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P13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29cm" presentation:class="date-time">
        <draw:text-box>
          <text:p text:style-name="MP7"><text:span text:style-name="MT2"><presentation:date-time/></text:span></text:p>
        </draw:text-box>
      </draw:frame>
      <draw:frame presentation:style-name="Mpr4" draw:text-style-name="MP10" draw:layer="backgroundobjects" svg:width="8.875cm" svg:height="1.448cm" svg:x="9.576cm" svg:y="19.129cm" presentation:class="footer">
        <draw:text-box>
          <text:p text:style-name="MP9"><text:span text:style-name="MT2"><presentation:footer/></text:span></text:p>
        </draw:text-box>
      </draw:frame>
      <draw:frame presentation:style-name="Mpr4" draw:text-style-name="MP12" draw:layer="backgroundobjects" svg:width="6.523cm" svg:height="1.448cm" svg:x="20.076cm" svg:y="19.129cm" presentation:class="page-number">
        <draw:text-box>
          <text:p text:style-name="MP11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5" draw:text-style-name="MP13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7T10:22:24.056934102</meta:creation-date>
    <dc:date>2018-11-17T10:27:22.148448124</dc:date>
    <meta:editing-duration>PT2H17M28S</meta:editing-duration>
    <meta:editing-cycles>11</meta:editing-cycles>
    <meta:generator>LibreOffice/6.0.5.2$Linux_X86_64 LibreOffice_project/54c8cbb85f300ac59db32fe8a675ff7683cd5a16</meta:generator>
    <meta:document-statistic meta:object-count="89"/>
  </office:meta>
</office:document-meta>
</file>